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7c41c" officeooo:paragraph-rsid="0007c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7c41c"/>
    </style:style>
    <style:style style:name="T2" style:family="text">
      <style:text-properties officeooo:rsid="0008d729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40" office:value-type="string">
            <text:p text:style-name="P3">Created this document</text:p>
          </table:table-cell>
        </table:table-row>
        <table:table-row table:style-name="Changelog.3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9" office:value-type="string">
            <text:p text:style-name="P3">Added the characters list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40" office:value-type="string">
            <text:p text:style-name="P3">Added image to characters</text:p>
          </table:table-cell>
        </table:table-row>
        <table:table-row table:style-name="Changelog.3">
          <table:table-cell table:style-name="Changelog.A39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9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40" office:value-type="string">
            <text:p text:style-name="P3">Added deadlines</text:p>
          </table:table-cell>
        </table:table-row>
        <table:table-row table:style-name="Changelog.3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9" office:value-type="string">
            <text:p text:style-name="P3">Wrote the game story</text:p>
          </table:table-cell>
        </table:table-row>
        <table:table-row table:style-name="Changelog.8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40" office:value-type="string">
            <text:p text:style-name="P3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9" office:value-type="string">
            <text:p text:style-name="P3">Story revision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40" office:value-type="string">
            <text:p text:style-name="P3">Summary of acts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9" office:value-type="string">
            <text:p text:style-name="P3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40" office:value-type="string">
            <text:p text:style-name="P3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9" office:value-type="string">
            <text:p text:style-name="P3">Updated diagrams and map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40" office:value-type="string">
            <text:p text:style-name="P3">Updated characters layout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9" office:value-type="string">
            <text:p text:style-name="P3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40" office:value-type="string">
            <text:p text:style-name="P3">World diagrams, added Ben</text:p>
          </table:table-cell>
        </table:table-row>
        <table:table-row table:style-name="Changelog.10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9" office:value-type="string">
            <text:p text:style-name="P3">Valida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40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40" office:value-type="string">
            <text:p text:style-name="P3">Howl photo and correc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40" office:value-type="string">
            <text:p text:style-name="P3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9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40" office:value-type="string">
            <text:p text:style-name="P3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9" office:value-type="string">
            <text:p text:style-name="P3">Modified story flowchart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40" office:value-type="string">
            <text:p text:style-name="P3">Added Main story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9" office:value-type="string">
            <text:p text:style-name="P3">Created Master document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40" office:value-type="string">
            <text:p text:style-name="P3">Tropes</text:p>
          </table:table-cell>
        </table:table-row>
        <table:table-row table:style-name="Changelog.10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9" office:value-type="string">
            <text:p text:style-name="P3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40" office:value-type="string">
            <text:p text:style-name="P3">Revision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9" office:value-type="string">
            <text:p text:style-name="P3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40" office:value-type="string">
            <text:p text:style-name="P3">Work on the Goal outlines, story flowchart and think about what happens in the level.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9" office:value-type="string">
            <text:p text:style-name="P3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40" office:value-type="string">
            <text:p text:style-name="P3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9" office:value-type="string">
            <text:p text:style-name="P3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26">
            <text:p text:style-name="P4">26/11/2018</text:p>
          </table:table-cell>
          <table:table-cell table:style-name="Changelog.C40" office:value-type="string">
            <text:p text:style-name="P3"><text:span text:style-name="T1">W</text:span>rote the <text:span text:style-name="T1">whole</text:span> script of level 6</text:p>
          </table:table-cell>
        </table:table-row>
        <table:table-row table:style-name="Changelog.10">
          <table:table-cell table:style-name="Changelog.A39" office:value-type="string">
            <text:p text:style-name="P4">Iervolino</text:p>
          </table:table-cell>
          <table:table-cell table:style-name="Changelog.B3" office:value-type="date" office:date-value="2018-11-26">
            <text:p text:style-name="P4">26/11/2018</text:p>
          </table:table-cell>
          <table:table-cell table:style-name="Changelog.C39" office:value-type="string">
            <text:p text:style-name="P3"><text:span text:style-name="T1">D</text:span>rew the tavern, the sewer monster, <text:span text:style-name="T2">and the throne room</text:span></text:p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40" office:value-type="string">
            <text:p text:style-name="P3"/>
          </table:table-cell>
        </table:table-row>
        <table:table-row table:style-name="Changelog.10">
          <table:table-cell table:style-name="Changelog.A39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9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40" office:value-type="string">
            <text:p text:style-name="P3"/>
          </table:table-cell>
        </table:table-row>
        <table:table-row table:style-name="Changelog.10">
          <table:table-cell table:style-name="Changelog.A39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9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40" office:value-type="string"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27T03:35:47.053000000</dc:date>
    <meta:editing-duration>PT27M16S</meta:editing-duration>
    <meta:editing-cycles>19</meta:editing-cycles>
    <meta:generator>LibreOffice/6.1.2.1$Windows_X86_64 LibreOffice_project/65905a128db06ba48db947242809d14d3f9a93fe</meta:generator>
    <meta:document-statistic meta:table-count="2" meta:image-count="0" meta:object-count="0" meta:page-count="1" meta:paragraph-count="108" meta:word-count="249" meta:character-count="1755" meta:non-whitespace-character-count="1614"/>
    <meta:template xlink:type="simple" xlink:actuate="onRequest" xlink:title="" xlink:href="../MasterGameDesignDocument.odm" meta:date="2018-11-26T19:32:43.651000000"/>
  </office:meta>
</office:document-meta>
</file>